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Config.getAccessManag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create( InputSource xml , String 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sitoryConfig.getDefaultWorksp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addWorkspaceConfig( WorkspaceConfig w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Config.getData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create( InputStream input , String 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RepositoryConfig( String home , SecurityConfig sec , FileSystemFactory fsf , String workspaceDirectory , String workspaceConfigDirectory , String defaultWorkspace , int workspaceMaxIdleTime , Element template , VersioningConfig vc , SearchConfig sc , ClusterConfig cc , DataStoreFactory dsf , RepositoryConfiguration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sitoryConfig.getSearch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getWorkspaceMaxIdl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getApp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create( String file , String 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Config.createWorkspaceConfig( String name , InputSource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Config.getClust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getWorkspaceConfi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getLoginModul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loadWorkspaceConfig( FileSystem fs , String config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positoryConfig.getWorkspaceConfi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getSecurity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loadWorkspaceConfig( File 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sitoryConfig.internalCreateWorkspaceConfig( String name , Element template , StringBuffer configConten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RepositoryConfig.get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init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RepositoryConfig.getWorkspacesConfigRoo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getHom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getVersionin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create( URI uri , String 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.createWorkspaceConfig( String name , StringBuffer config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